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6.294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901cm"/>
    </style:style>
    <style:style style:name="co10" style:family="table-column">
      <style:table-column-properties fo:break-before="auto" style:column-width="0.25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GalenHos" style:data-style-name="N4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GalenHos" style:data-style-name="N4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GalenHos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3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5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9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xoneracion" table:style-name="ta1" table:print-ranges="Exoneracion.A1:Exoneracion.J3203">
        <office:forms form:automatic-focus="false" form:apply-design-mode="false"/>
        <table:table-column table:style-name="co1" table:default-cell-style-name="Normal_5f_GalenHos"/>
        <table:table-column table:style-name="co2" table:default-cell-style-name="ce2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ce24"/>
        <table:table-column table:style-name="co6" table:default-cell-style-name="ce2"/>
        <table:table-column table:style-name="co7" table:default-cell-style-name="ce6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5" table:number-columns-repeated="246" table:default-cell-style-name="Normal_5f_GalenHos"/>
        <table:table-header-rows>
          <table:table-row table:style-name="ro1">
            <table:table-cell/>
            <table:table-cell table:style-name="ce1" office:value-type="string" table:number-columns-spanned="8" table:number-rows-spanned="1">
              <text:p>EXONERACIÓN Nº</text:p>
            </table:table-cell>
            <table:covered-table-cell table:number-columns-repeated="7" table:style-name="ce10"/>
            <table:table-cell table:number-columns-repeated="247"/>
          </table:table-row>
          <table:table-row table:style-name="ro1">
            <table:table-cell table:number-columns-repeated="2"/>
            <table:table-cell table:style-name="ce11" table:number-columns-repeated="2"/>
            <table:table-cell table:style-name="ce18"/>
            <table:table-cell table:style-name="ce25"/>
            <table:table-cell table:style-name="ce31"/>
            <table:table-cell table:style-name="ce37" table:number-columns-repeated="2"/>
            <table:table-cell table:number-columns-repeated="247"/>
          </table:table-row>
          <table:table-row table:style-name="ro2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4"/>
            <table:table-cell table:style-name="ce26" office:value-type="string" table:number-columns-spanned="4" table:number-rows-spanned="1">
              <text:p>Nº HISTORIA CLINICA</text:p>
            </table:table-cell>
            <table:covered-table-cell table:number-columns-repeated="3" table:style-name="ce32"/>
            <table:table-cell table:number-columns-repeated="247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DIRECCIÓN</text:p>
            </table:table-cell>
            <table:covered-table-cell table:number-columns-repeated="3" table:style-name="ce4"/>
            <table:table-cell table:style-name="ce26" office:value-type="string" table:number-columns-spanned="4" table:number-rows-spanned="1">
              <text:p>Nº DE CUENTA</text:p>
            </table:table-cell>
            <table:covered-table-cell table:number-columns-repeated="3" table:style-name="ce32"/>
            <table:table-cell table:number-columns-repeated="247"/>
          </table:table-row>
          <table:table-row table:style-name="ro2">
            <table:table-cell/>
            <table:table-cell table:style-name="ce3" office:value-type="string" table:number-columns-spanned="4" table:number-rows-spanned="1">
              <text:p>OCUPACIÓN</text:p>
            </table:table-cell>
            <table:covered-table-cell table:number-columns-repeated="3" table:style-name="ce4"/>
            <table:table-cell table:style-name="ce27" office:value-type="string" table:number-columns-spanned="4" table:number-rows-spanned="1">
              <text:p>FECHA</text:p>
            </table:table-cell>
            <table:covered-table-cell table:number-columns-repeated="3" table:style-name="ce27"/>
            <table:table-cell table:number-columns-repeated="247"/>
          </table:table-row>
          <table:table-row table:style-name="ro2">
            <table:table-cell/>
            <table:table-cell table:style-name="ce4" office:value-type="string">
              <text:p>RESULTADO DEL ESTUDIO SOCIO ECONÓMICO:</text:p>
            </table:table-cell>
            <table:table-cell table:style-name="ce12"/>
            <table:table-cell table:style-name="ce16"/>
            <table:table-cell table:style-name="ce19"/>
            <table:table-cell table:style-name="ce28"/>
            <table:table-cell table:style-name="ce33"/>
            <table:table-cell table:style-name="ce38" table:number-columns-repeated="2"/>
            <table:table-cell table:number-columns-repeated="247"/>
          </table:table-row>
          <table:table-row table:style-name="ro2">
            <table:table-cell/>
            <table:table-cell table:style-name="ce5" table:number-columns-spanned="8" table:number-rows-spanned="2"/>
            <table:covered-table-cell table:number-columns-repeated="4" table:style-name="ce6"/>
            <table:covered-table-cell/>
            <table:covered-table-cell table:number-columns-repeated="2" table:style-name="ce6"/>
            <table:table-cell table:number-columns-repeated="247"/>
          </table:table-row>
          <table:table-row table:style-name="ro2">
            <table:table-cell/>
            <table:covered-table-cell table:number-columns-repeated="5" table:style-name="ce6"/>
            <table:covered-table-cell/>
            <table:covered-table-cell table:number-columns-repeated="2" table:style-name="ce6"/>
            <table:table-cell table:number-columns-repeated="247"/>
          </table:table-row>
          <table:table-row table:style-name="ro2">
            <table:table-cell table:number-columns-repeated="2"/>
            <table:table-cell table:style-name="ce11" table:number-columns-repeated="2"/>
            <table:table-cell table:style-name="ce20"/>
            <table:table-cell table:style-name="ce29" table:number-columns-spanned="2" table:number-rows-spanned="1"/>
            <table:covered-table-cell table:style-name="ce29"/>
            <table:table-cell table:style-name="ce39" table:number-columns-spanned="2" table:number-rows-spanned="1"/>
            <table:covered-table-cell table:style-name="ce44"/>
            <table:table-cell table:number-columns-repeated="247"/>
          </table:table-row>
          <table:table-row table:style-name="ro4">
            <table:table-cell/>
            <table:table-cell table:style-name="ce7" office:value-type="string" table:number-columns-spanned="8" table:number-rows-spanned="1">
              <text:p>DETALLE DE EXONERACIONES REALIZADAS POR RUBROS</text:p>
            </table:table-cell>
            <table:covered-table-cell table:number-columns-repeated="7" table:style-name="ce13"/>
            <table:table-cell table:number-columns-repeated="247"/>
          </table:table-row>
          <table:table-row table:style-name="ro2">
            <table:table-cell/>
            <table:table-cell table:style-name="ce1" office:value-type="string" table:number-columns-spanned="8" table:number-rows-spanned="1">
              <text:p>SERVICIO DE EGRESO:</text:p>
            </table:table-cell>
            <table:covered-table-cell table:number-columns-repeated="7" table:style-name="ce10"/>
            <table:table-cell table:number-columns-repeated="247"/>
          </table:table-row>
          <table:table-row table:style-name="ro5">
            <table:table-cell table:number-columns-repeated="2"/>
            <table:table-cell table:style-name="ce11" table:number-columns-repeated="2"/>
            <table:table-cell table:style-name="ce21"/>
            <table:table-cell table:style-name="ce30"/>
            <table:table-cell table:style-name="ce34"/>
            <table:table-cell table:style-name="ce40" table:number-columns-repeated="2"/>
            <table:table-cell table:number-columns-repeated="247"/>
          </table:table-row>
          <table:table-row table:style-name="ro6">
            <table:table-cell/>
            <table:table-cell table:style-name="ce8" office:value-type="string">
              <text:p>Nº</text:p>
            </table:table-cell>
            <table:table-cell table:style-name="ce14" office:value-type="string" table:number-columns-spanned="2" table:number-rows-spanned="1">
              <text:p>DESCRIPCION</text:p>
            </table:table-cell>
            <table:covered-table-cell table:style-name="ce17"/>
            <table:table-cell table:style-name="ce22" office:value-type="string">
              <text:p>SUB TOTAL</text:p>
            </table:table-cell>
            <table:table-cell table:style-name="ce8" office:value-type="string">
              <text:p>TOTAL (S/.)</text:p>
            </table:table-cell>
            <table:table-cell table:style-name="ce8" office:value-type="string" table:number-columns-spanned="3" table:number-rows-spanned="1">
              <text:p>EN LETRAS</text:p>
            </table:table-cell>
            <table:covered-table-cell table:style-name="ce41"/>
            <table:covered-table-cell table:style-name="ce45"/>
            <table:table-cell table:number-columns-repeated="247"/>
          </table:table-row>
        </table:table-header-rows>
        <table:table-row table:style-name="ro3" table:number-rows-repeated="414">
          <table:table-cell/>
          <table:table-cell table:style-name="ce9"/>
          <table:table-cell table:style-name="ce15" table:number-columns-repeated="2"/>
          <table:table-cell table:style-name="ce23" table:number-columns-repeated="2"/>
          <table:table-cell table:style-name="ce35"/>
          <table:table-cell table:style-name="ce42" table:number-columns-repeated="2"/>
          <table:table-cell table:style-name="ce15" table:number-columns-repeated="2"/>
          <table:table-cell table:number-columns-repeated="245"/>
        </table:table-row>
        <table:table-row table:style-name="ro3" table:number-rows-repeated="100">
          <table:table-cell/>
          <table:table-cell table:style-name="ce9"/>
          <table:table-cell table:style-name="ce15" table:number-columns-repeated="2"/>
          <table:table-cell table:style-name="ce23"/>
          <table:table-cell table:style-name="ce9"/>
          <table:table-cell table:style-name="ce36"/>
          <table:table-cell table:style-name="ce43" table:number-columns-repeated="2"/>
          <table:table-cell table:style-name="ce15" table:number-columns-repeated="2"/>
          <table:table-cell table:number-columns-repeated="245"/>
        </table:table-row>
        <table:table-row table:style-name="ro3" table:number-rows-repeated="1194">
          <table:table-cell/>
          <table:table-cell table:style-name="ce9"/>
          <table:table-cell table:style-name="ce15" table:number-columns-repeated="2"/>
          <table:table-cell table:style-name="ce23"/>
          <table:table-cell table:style-name="ce9"/>
          <table:table-cell table:style-name="ce36"/>
          <table:table-cell table:style-name="ce15" table:number-columns-repeated="4"/>
          <table:table-cell table:number-columns-repeated="245"/>
        </table:table-row>
        <table:table-row table:style-name="ro3" table:number-rows-repeated="104685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80%" style:writing-mode="lr-tb"/>
      <style:header-style>
        <style:header-footer-properties fo:min-height="0.75cm" fo:margin-left="0cm" fo:margin-right="0.6cm" fo:margin-bottom="0.58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80%" style:writing-mode="lr-tb"/>
      <style:header-style>
        <style:header-footer-properties fo:min-height="0.751cm" fo:margin-left="0cm" fo:margin-right="0.6cm" fo:margin-bottom="0.594cm"/>
      </style:header-style>
      <style:footer-style>
        <style:header-footer-properties fo:min-height="0.751cm" fo:margin-left="0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1:2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1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xoneracion" style:display-name="PageStyle_Exoner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1:24.50</dc:date>
    <meta:print-date>2014-01-29T17:27:53</meta:print-date>
    <meta:generator>OpenOffice/4.0.0$Win32 OpenOffice.org_project/400m3$Build-9702</meta:generator>
    <meta:editing-duration>PT4M35S</meta:editing-duration>
    <meta:editing-cycles>5</meta:editing-cycles>
    <meta:document-statistic meta:table-count="1" meta:cell-count="15" meta:object-count="0"/>
  </office:meta>
</office:document-meta>
</file>